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officeooo:rsid="00042e3e" officeooo:paragraph-rsid="00042e3e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officeooo:rsid="0004de74" officeooo:paragraph-rsid="0004de74" style:font-size-asian="12pt" style:font-size-complex="1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style:text-underline-style="none" officeooo:rsid="0004de74" officeooo:paragraph-rsid="0004de74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style:text-underline-style="none" officeooo:rsid="0005e57b" officeooo:paragraph-rsid="0005e57b" style:font-size-asian="12pt" style:font-size-complex="1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style:text-underline-style="none" officeooo:rsid="0005e57b" officeooo:paragraph-rsid="000f70d2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style:text-underline-style="none" officeooo:rsid="0005e57b" officeooo:paragraph-rsid="0024e010" style:font-size-asian="12pt" style:font-size-complex="1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style:text-underline-style="none" fo:font-weight="bold" officeooo:rsid="0004de74" officeooo:paragraph-rsid="0004de74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04de74" officeooo:paragraph-rsid="0004de74" style:font-size-asian="12pt" style:font-style-asian="normal" style:font-size-complex="12pt" style:font-style-complex="normal"/>
    </style:style>
    <style:style style:name="P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05e57b" officeooo:paragraph-rsid="0005e57b" style:font-size-asian="12pt" style:font-style-asian="normal" style:font-size-complex="12pt" style:font-style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05e57b" officeooo:paragraph-rsid="00066ac3" style:font-size-asian="12pt" style:font-style-asian="normal" style:font-size-complex="12pt" style:font-style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0b0b68" officeooo:paragraph-rsid="000b0b68" style:font-size-asian="12pt" style:font-style-asian="normal" style:font-size-complex="12pt" style:font-style-complex="normal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0e81b7" officeooo:paragraph-rsid="000e81b7" style:font-size-asian="12pt" style:font-style-asian="normal" style:font-size-complex="12pt" style:font-style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1104f0" officeooo:paragraph-rsid="001df2be" style:font-size-asian="12pt" style:font-style-asian="normal" style:font-size-complex="12pt" style:font-style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bold" officeooo:rsid="0004de74" officeooo:paragraph-rsid="0004de74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bold" officeooo:rsid="0005e57b" officeooo:paragraph-rsid="0005e57b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bold" officeooo:rsid="000b0b68" officeooo:paragraph-rsid="000b0b68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b7" officeooo:paragraph-rsid="000e81b7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40b7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4f675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6e82f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c48d7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fb556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df2be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officeooo:rsid="000e8130" officeooo:paragraph-rsid="00120e3d" style:font-size-asian="12pt" style:font-style-asian="normal" style:font-size-complex="12pt" style:font-style-complex="normal"/>
    </style:style>
    <style:style style:name="P25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style:font-name="Liberation Serif" fo:font-size="12pt" fo:font-style="normal" style:text-underline-style="none" fo:font-weight="normal" officeooo:rsid="000e8130" officeooo:paragraph-rsid="001df2b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left="0cm" fo:margin-right="0cm" fo:margin-top="0.614cm" fo:margin-bottom="0cm" loext:contextual-spacing="false" fo:text-indent="0cm" style:auto-text-indent="false"/>
      <style:text-properties officeooo:paragraph-rsid="00042e3e"/>
    </style:style>
    <style:style style:name="P27" style:family="paragraph" style:parent-style-name="Text_20_body">
      <style:paragraph-properties fo:margin-left="0cm" fo:margin-right="0cm" fo:margin-top="0.614cm" fo:margin-bottom="0cm" loext:contextual-spacing="false" fo:orphans="2" fo:widows="2" fo:text-indent="0cm" style:auto-text-indent="false" fo:padding="0cm" fo:border="none"/>
      <style:text-properties style:font-name="Liberation Serif" fo:font-size="12pt" style:text-underline-style="none" officeooo:rsid="0005e57b" officeooo:paragraph-rsid="0005e57b" style:font-size-asian="12pt" style:font-size-complex="12pt"/>
    </style:style>
    <style:style style:name="P28" style:family="paragraph" style:parent-style-name="Standard">
      <style:text-properties officeooo:rsid="000a58d2" officeooo:paragraph-rsid="00042e3e"/>
    </style:style>
    <style:style style:name="P29" style:family="paragraph" style:parent-style-name="Standard">
      <style:text-properties officeooo:rsid="000b8252" officeooo:paragraph-rsid="00042e3e"/>
    </style:style>
    <style:style style:name="P30" style:family="paragraph" style:parent-style-name="Standard">
      <style:text-properties fo:font-size="20pt" officeooo:rsid="000a58d2" officeooo:paragraph-rsid="00042e3e" style:font-size-asian="20pt" style:font-size-complex="20pt"/>
    </style:style>
    <style:style style:name="P31" style:family="paragraph" style:parent-style-name="Standard">
      <style:text-properties officeooo:paragraph-rsid="00042e3e"/>
    </style:style>
    <style:style style:name="P32" style:family="paragraph" style:parent-style-name="Standard">
      <style:text-properties style:font-name="Liberation Serif" fo:font-size="12pt" officeooo:rsid="00042e3e" officeooo:paragraph-rsid="00042e3e" style:font-size-asian="12pt" style:font-size-complex="12pt"/>
    </style:style>
    <style:style style:name="P33" style:family="paragraph" style:parent-style-name="Standard">
      <style:text-properties style:font-name="Liberation Serif" fo:font-size="12pt" officeooo:rsid="00284b86" officeooo:paragraph-rsid="002a54e8" style:font-size-asian="12pt" style:font-size-complex="12pt"/>
    </style:style>
    <style:style style:name="P34" style:family="paragraph" style:parent-style-name="Standard">
      <style:text-properties style:font-name="Liberation Serif" fo:font-size="12pt" officeooo:rsid="002d0d4c" officeooo:paragraph-rsid="002d0d4c" style:font-size-asian="12pt" style:font-size-complex="12pt"/>
    </style:style>
    <style:style style:name="P35" style:family="paragraph" style:parent-style-name="Standard">
      <style:text-properties officeooo:rsid="000a1863" officeooo:paragraph-rsid="001df2be"/>
    </style:style>
    <style:style style:name="P36" style:family="paragraph" style:parent-style-name="Standard">
      <style:text-properties officeooo:paragraph-rsid="001df2be"/>
    </style:style>
    <style:style style:name="P37" style:family="paragraph" style:parent-style-name="Standard">
      <style:text-properties officeooo:paragraph-rsid="002a54e8"/>
    </style:style>
    <style:style style:name="P38" style:family="paragraph" style:parent-style-name="Standard">
      <style:text-properties fo:font-size="20pt" officeooo:rsid="000a58d2" officeooo:paragraph-rsid="00042e3e" style:font-size-asian="20pt" style:font-size-complex="20pt"/>
    </style:style>
    <style:style style:name="P39" style:family="paragraph" style:parent-style-name="Standard">
      <style:text-properties fo:font-variant="normal" fo:text-transform="none" style:font-name="Liberation Serif" fo:font-size="12pt" fo:letter-spacing="normal" fo:font-style="normal" fo:font-weight="normal" officeooo:rsid="000a58d2" officeooo:paragraph-rsid="00042e3e" style:font-size-asian="12pt" style:font-size-complex="12pt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00%" fo:orphans="2" fo:widows="2" fo:text-indent="0cm" style:auto-text-indent="false" fo:padding="0cm" fo:border="none"/>
      <style:text-properties officeooo:paragraph-rsid="0027b57e"/>
    </style:style>
    <style:style style:name="P41" style:family="paragraph" style:parent-style-name="Text_20_body" style:list-style-name="L1">
      <style:paragraph-properties fo:margin-left="0.635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style:font-name="medium-content-sans-serif-font" fo:font-size="12pt" fo:letter-spacing="normal" fo:font-style="normal" fo:font-weight="normal" officeooo:paragraph-rsid="00042e3e"/>
    </style:style>
    <style:style style:name="P42" style:family="paragraph" style:parent-style-name="Heading_20_4">
      <style:paragraph-properties fo:margin-left="0cm" fo:margin-right="0cm" fo:margin-top="0.635cm" fo:margin-bottom="0cm" loext:contextual-spacing="false" fo:text-indent="0cm" style:auto-text-indent="false"/>
      <style:text-properties fo:font-variant="normal" fo:text-transform="none" style:font-name="Liberation Serif" fo:font-style="normal" fo:font-weight="normal" officeooo:rsid="003552b0" officeooo:paragraph-rsid="003552b0" style:font-weight-asian="normal" style:font-weight-complex="normal"/>
    </style:style>
    <style:style style:name="T1" style:family="text">
      <style:text-properties fo:font-size="20pt" fo:font-style="normal" officeooo:rsid="000a58d2" style:font-size-asian="20pt" style:font-style-asian="normal" style:font-size-complex="20pt" style:font-style-complex="normal"/>
    </style:style>
    <style:style style:name="T2" style:family="text">
      <style:text-properties fo:font-size="20pt" fo:font-style="normal" officeooo:rsid="000bd400" style:font-size-asian="20pt" style:font-style-asian="normal" style:font-size-complex="20pt" style:font-style-complex="normal"/>
    </style:style>
    <style:style style:name="T3" style:family="text">
      <style:text-properties fo:font-size="20pt" fo:font-style="normal" officeooo:rsid="00066ac3" style:font-size-asian="20pt" style:font-style-asian="normal" style:font-size-complex="20pt" style:font-style-complex="normal"/>
    </style:style>
    <style:style style:name="T4" style:family="text">
      <style:text-properties officeooo:rsid="000b8252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officeooo:rsid="000a58d2" style:font-size-asian="12pt" style:font-size-complex="12pt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02c4b80" style:font-size-asian="12pt" style:font-size-complex="12pt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officeooo:rsid="000bd400" style:font-size-asian="20pt" style:font-size-complex="20pt"/>
    </style:style>
    <style:style style:name="T10" style:family="text">
      <style:text-properties fo:font-variant="normal" fo:text-transform="none" style:font-name="Liberation Serif" fo:font-size="12pt" fo:letter-spacing="normal" fo:font-style="normal" fo:font-weight="bold" style:font-size-asian="12pt" style:font-size-complex="12pt"/>
    </style:style>
    <style:style style:name="T11" style:family="text">
      <style:text-properties fo:font-variant="normal" fo:text-transform="none" style:font-name="Liberation Serif" fo:font-size="12pt" fo:letter-spacing="normal" fo:font-style="normal" fo:font-weight="bold" officeooo:rsid="000bd400" style:font-size-asian="12pt" style:font-size-complex="12pt"/>
    </style:style>
    <style:style style:name="T12" style:family="text">
      <style:text-properties fo:font-variant="normal" fo:text-transform="none" style:font-name="Liberation Serif" fo:font-size="12pt" fo:letter-spacing="normal" style:font-size-asian="12pt" style:font-size-complex="12pt"/>
    </style:style>
    <style:style style:name="T13" style:family="text">
      <style:text-properties fo:font-variant="normal" fo:text-transform="none" style:font-name="Liberation Serif" fo:letter-spacing="normal" fo:font-weight="bold" style:font-weight-asian="bold" style:font-weight-complex="bold"/>
    </style:style>
    <style:style style:name="T14" style:family="text">
      <style:text-properties fo:font-variant="normal" fo:text-transform="none" fo:font-size="20pt" fo:letter-spacing="normal" fo:font-weight="normal" style:font-size-asian="20pt" style:font-size-complex="20pt"/>
    </style:style>
    <style:style style:name="T15" style:family="text">
      <style:text-properties fo:font-variant="normal" fo:text-transform="none" fo:font-size="20pt" fo:letter-spacing="normal" fo:font-weight="normal" officeooo:rsid="001c659a" style:font-size-asian="20pt" style:font-size-complex="20pt"/>
    </style:style>
    <style:style style:name="T16" style:family="text">
      <style:text-properties fo:font-variant="normal" fo:text-transform="none" fo:font-size="20pt" fo:letter-spacing="normal" fo:font-weight="normal" officeooo:rsid="000a58d2" style:font-size-asian="20pt" style:font-size-complex="20pt"/>
    </style:style>
    <style:style style:name="T17" style:family="text">
      <style:text-properties fo:font-variant="normal" fo:text-transform="none" fo:font-size="20pt" fo:letter-spacing="normal" fo:font-weight="normal" officeooo:rsid="000f70d2" style:font-size-asian="20pt" style:font-size-complex="20pt"/>
    </style:style>
    <style:style style:name="T18" style:family="text">
      <style:text-properties fo:font-variant="normal" fo:text-transform="none" fo:font-size="20pt" fo:letter-spacing="normal" fo:font-weight="normal" officeooo:rsid="0027b57e" style:font-size-asian="20pt" style:font-size-complex="20pt"/>
    </style:style>
    <style:style style:name="T19" style:family="text">
      <style:text-properties fo:font-variant="normal" fo:text-transform="none" style:use-window-font-color="true" fo:font-size="20pt" fo:letter-spacing="normal" fo:font-weight="normal" officeooo:rsid="001c659a" fo:background-color="#ffffff" loext:char-shading-value="0" style:font-size-asian="20pt" style:font-size-complex="20pt"/>
    </style:style>
    <style:style style:name="T20" style:family="text">
      <style:text-properties fo:font-variant="normal" fo:text-transform="none" style:use-window-font-color="true" fo:font-size="20pt" fo:letter-spacing="normal" fo:font-weight="normal" officeooo:rsid="000a58d2" fo:background-color="#ffffff" loext:char-shading-value="0" style:font-size-asian="20pt" style:font-size-complex="20pt"/>
    </style:style>
    <style:style style:name="T21" style:family="text">
      <style:text-properties fo:font-variant="normal" fo:text-transform="none" style:use-window-font-color="true" fo:font-size="20pt" fo:letter-spacing="normal" fo:font-weight="normal" officeooo:rsid="000f70d2" fo:background-color="#ffffff" loext:char-shading-value="0" style:font-size-asian="20pt" style:font-size-complex="20pt"/>
    </style:style>
    <style:style style:name="T22" style:family="text">
      <style:text-properties fo:font-variant="normal" fo:text-transform="none" style:use-window-font-color="true" fo:font-size="20pt" fo:letter-spacing="normal" fo:font-weight="normal" officeooo:rsid="0027b57e" fo:background-color="#ffffff" loext:char-shading-value="0" style:font-size-asian="20pt" style:font-size-complex="20pt"/>
    </style:style>
    <style:style style:name="T23" style:family="text">
      <style:text-properties fo:font-variant="normal" fo:text-transform="none" style:use-window-font-color="true" fo:font-size="20pt" fo:letter-spacing="normal" fo:font-weight="normal" fo:background-color="#ffffff" loext:char-shading-value="0" style:font-size-asian="20pt" style:font-weight-asian="normal" style:font-size-complex="20pt" style:font-weight-complex="normal"/>
    </style:style>
    <style:style style:name="T24" style:family="text">
      <style:text-properties fo:font-variant="normal" fo:text-transform="none" style:use-window-font-color="true" fo:letter-spacing="normal" fo:font-weight="normal" officeooo:rsid="00140b7a" fo:background-color="#ffffff" loext:char-shading-value="0" style:font-size-asian="10.5pt" style:font-weight-asian="normal" style:font-weight-complex="normal"/>
    </style:style>
    <style:style style:name="T25" style:family="text">
      <style:text-properties fo:font-variant="normal" fo:text-transform="none" style:use-window-font-color="true" fo:letter-spacing="normal" fo:font-weight="normal" officeooo:rsid="0014f675" fo:background-color="#ffffff" loext:char-shading-value="0" style:font-size-asian="10.5pt" style:font-weight-asian="normal" style:font-weight-complex="normal"/>
    </style:style>
    <style:style style:name="T26" style:family="text">
      <style:text-properties fo:font-variant="normal" fo:text-transform="none" style:use-window-font-color="true" fo:letter-spacing="normal" fo:font-weight="normal" officeooo:rsid="001c48d7" fo:background-color="#ffffff" loext:char-shading-value="0" style:font-size-asian="10.5pt" style:font-weight-asian="normal" style:font-weight-complex="normal"/>
    </style:style>
    <style:style style:name="T27" style:family="text">
      <style:text-properties fo:font-variant="normal" fo:text-transform="none" style:use-window-font-color="true" fo:letter-spacing="normal" fo:font-weight="normal" officeooo:rsid="001fb556" fo:background-color="#ffffff" loext:char-shading-value="0" style:font-size-asian="10.5pt" style:font-weight-asian="normal" style:font-weight-complex="normal"/>
    </style:style>
    <style:style style:name="T28" style:family="text">
      <style:text-properties fo:font-variant="normal" fo:text-transform="none" style:use-window-font-color="true" fo:letter-spacing="normal" fo:font-weight="normal" officeooo:rsid="0026870e" fo:background-color="#ffffff" loext:char-shading-value="0" style:font-size-asian="10.5pt" style:font-weight-asian="normal" style:font-weight-complex="normal"/>
    </style:style>
    <style:style style:name="T29" style:family="text">
      <style:text-properties fo:font-variant="normal" fo:text-transform="none" style:use-window-font-color="true" fo:letter-spacing="normal" fo:font-weight="bold" officeooo:rsid="00140b7a" fo:background-color="#ffffff" loext:char-shading-value="0" style:font-size-asian="10.5pt" style:font-weight-asian="bold" style:font-weight-complex="bold"/>
    </style:style>
    <style:style style:name="T30" style:family="text">
      <style:text-properties fo:font-variant="normal" fo:text-transform="none" style:use-window-font-color="true" fo:letter-spacing="normal" fo:font-weight="bold" officeooo:rsid="0016e82f" fo:background-color="#ffffff" loext:char-shading-value="0" style:font-size-asian="10.5pt" style:font-weight-asian="bold" style:font-weight-complex="bold"/>
    </style:style>
    <style:style style:name="T31" style:family="text">
      <style:text-properties fo:font-variant="normal" fo:text-transform="none" style:use-window-font-color="true" fo:letter-spacing="normal" fo:font-weight="bold" officeooo:rsid="001c48d7" fo:background-color="#ffffff" loext:char-shading-value="0" style:font-size-asian="10.5pt" style:font-weight-asian="bold" style:font-weight-complex="bold"/>
    </style:style>
    <style:style style:name="T32" style:family="text">
      <style:text-properties fo:font-variant="normal" fo:text-transform="none" style:use-window-font-color="true" fo:letter-spacing="normal" fo:font-style="italic" fo:font-weight="normal" officeooo:rsid="001c48d7" fo:background-color="#ffffff" loext:char-shading-value="0" style:font-size-asian="10.5pt" style:font-style-asian="italic" style:font-weight-asian="normal" style:font-style-complex="italic" style:font-weight-complex="normal"/>
    </style:style>
    <style:style style:name="T33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transparent" loext:char-shading-value="0"/>
    </style:style>
    <style:style style:name="T34" style:family="text">
      <style:text-properties style:text-line-through-style="none" style:text-line-through-type="none" style:font-name="Liberation Serif" fo:font-size="12pt" style:text-underline-style="none" officeooo:rsid="000a58d2" style:text-blinking="false" fo:background-color="#ffffff" loext:char-shading-value="0" style:font-size-asian="12pt" style:font-size-complex="12pt"/>
    </style:style>
    <style:style style:name="T35" style:family="text">
      <style:text-properties style:font-name="Liberation Serif"/>
    </style:style>
    <style:style style:name="T36" style:family="text">
      <style:text-properties style:font-name="Liberation Serif" fo:font-size="12pt" style:font-size-asian="12pt" style:font-size-complex="12pt"/>
    </style:style>
    <style:style style:name="T37" style:family="text">
      <style:text-properties style:font-name="Liberation Serif" fo:font-size="12pt" officeooo:rsid="000bd400" style:font-size-asian="12pt" style:font-size-complex="12pt"/>
    </style:style>
    <style:style style:name="T38" style:family="text">
      <style:text-properties style:font-name="Liberation Serif" fo:font-size="12pt" officeooo:rsid="00284b86" style:font-size-asian="12pt" style:font-size-complex="12pt"/>
    </style:style>
    <style:style style:name="T39" style:family="text">
      <style:text-properties style:font-name="Liberation Serif" fo:font-size="12pt" officeooo:rsid="00291031" style:font-size-asian="12pt" style:font-size-complex="12pt"/>
    </style:style>
    <style:style style:name="T40" style:family="text">
      <style:text-properties style:font-name="Liberation Serif" fo:font-size="12pt" officeooo:rsid="002bbbec" style:font-size-asian="12pt" style:font-size-complex="12pt"/>
    </style:style>
    <style:style style:name="T41" style:family="text">
      <style:text-properties style:font-name="Liberation Serif" fo:font-size="12pt" officeooo:rsid="0033bcb4" style:font-size-asian="12pt" style:font-size-complex="12pt"/>
    </style:style>
    <style:style style:name="T42" style:family="text">
      <style:text-properties style:font-name="Liberation Serif" fo:font-size="12pt" officeooo:rsid="003552b0" style:font-size-asian="12pt" style:font-size-complex="12pt"/>
    </style:style>
    <style:style style:name="T43" style:family="text">
      <style:text-properties style:font-name="Liberation Serif" fo:font-size="20pt" officeooo:rsid="000bd400" style:font-size-asian="20pt" style:font-size-complex="20pt"/>
    </style:style>
    <style:style style:name="T44" style:family="text">
      <style:text-properties style:font-name="Liberation Serif" fo:font-size="20pt" officeooo:rsid="000a58d2" style:font-size-asian="20pt" style:font-size-complex="20pt"/>
    </style:style>
    <style:style style:name="T45" style:family="text">
      <style:text-properties style:font-name="Liberation Serif" fo:font-size="20pt" officeooo:rsid="0006357a" style:font-size-asian="20pt" style:font-size-complex="20pt"/>
    </style:style>
    <style:style style:name="T46" style:family="text">
      <style:text-properties style:font-name="Liberation Serif" fo:font-size="20pt" fo:font-style="normal" style:text-underline-style="none" officeooo:rsid="000a58d2" style:font-size-asian="20pt" style:font-style-asian="normal" style:font-size-complex="20pt" style:font-style-complex="normal"/>
    </style:style>
    <style:style style:name="T47" style:family="text">
      <style:text-properties officeooo:rsid="000bd400"/>
    </style:style>
    <style:style style:name="T48" style:family="text">
      <style:text-properties fo:font-weight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042e3e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normal" style:font-style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06357a" style:font-style-asian="normal" style:font-style-complex="normal"/>
    </style:style>
    <style:style style:name="T57" style:family="text">
      <style:text-properties fo:font-style="normal" officeooo:rsid="0026870e" style:font-style-asian="normal" style:font-style-complex="normal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style:font-style-asian="normal" style:font-style-complex="normal"/>
    </style:style>
    <style:style style:name="T60" style:family="text">
      <style:text-properties fo:font-style="normal" fo:font-weight="bold" officeooo:rsid="000f70d2" style:font-style-asian="normal" style:font-style-complex="normal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6870e" style:font-style-asian="normal" style:font-weight-asian="normal" style:font-style-complex="normal" style:font-weight-complex="normal"/>
    </style:style>
    <style:style style:name="T63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style:text-underline-style="none" style:font-style-asian="normal" style:font-style-complex="normal"/>
    </style:style>
    <style:style style:name="T65" style:family="text">
      <style:text-properties officeooo:rsid="0006357a"/>
    </style:style>
    <style:style style:name="T66" style:family="text">
      <style:text-properties officeooo:rsid="000cd025"/>
    </style:style>
    <style:style style:name="T67" style:family="text">
      <style:text-properties officeooo:rsid="000e81b7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fo:font-weight="normal" officeooo:rsid="000a1863" style:font-weight-asian="normal" style:font-weight-complex="normal"/>
    </style:style>
    <style:style style:name="T70" style:family="text">
      <style:text-properties fo:font-weight="normal" officeooo:rsid="0014f675" style:font-weight-asian="normal" style:font-weight-complex="normal"/>
    </style:style>
    <style:style style:name="T71" style:family="text">
      <style:text-properties fo:font-weight="normal" officeooo:rsid="0026506d" style:font-weight-asian="normal" style:font-weight-complex="normal"/>
    </style:style>
    <style:style style:name="T72" style:family="text">
      <style:text-properties fo:font-weight="normal" officeooo:rsid="002754cd" style:font-weight-asian="normal" style:font-weight-complex="normal"/>
    </style:style>
    <style:style style:name="T73" style:family="text">
      <style:text-properties officeooo:rsid="000a1863"/>
    </style:style>
    <style:style style:name="T74" style:family="text">
      <style:text-properties fo:color="#00bf00" style:font-name="Lucida Console" fo:font-size="9pt" fo:font-weight="normal" officeooo:rsid="000a1863" fo:background-color="#ffffff" loext:char-shading-value="0" style:font-size-asian="9pt" style:font-weight-asian="normal" style:font-weight-complex="normal"/>
    </style:style>
    <style:style style:name="T75" style:family="text">
      <style:text-properties fo:color="#000000" style:font-name="Lucida Console" fo:font-size="9pt" fo:background-color="#ffffff" loext:char-shading-value="0" style:font-size-asian="9pt"/>
    </style:style>
    <style:style style:name="T76" style:family="text">
      <style:text-properties fo:color="#000000" style:font-name="Lucida Console" fo:font-size="9pt" fo:font-weight="normal" officeooo:rsid="000a1863" fo:background-color="#ffffff" loext:char-shading-value="0" style:font-size-asian="9pt" style:font-weight-asian="normal" style:font-weight-complex="normal"/>
    </style:style>
    <style:style style:name="T77" style:family="text">
      <style:text-properties fo:color="#ce181e" style:font-name="Lucida Console" fo:font-size="9pt" fo:font-weight="bold" officeooo:rsid="000a1863" fo:background-color="#ffffff" loext:char-shading-value="0" style:font-size-asian="9pt" style:font-weight-asian="bold" style:font-weight-complex="bold"/>
    </style:style>
    <style:style style:name="T78" style:family="text">
      <style:text-properties officeooo:rsid="0021aaf6"/>
    </style:style>
    <style:style style:name="T79" style:family="text">
      <style:text-properties officeooo:rsid="0022ee34"/>
    </style:style>
    <style:style style:name="T80" style:family="text">
      <style:text-properties officeooo:rsid="0026870e"/>
    </style:style>
    <style:style style:name="T81" style:family="text">
      <style:text-properties officeooo:rsid="002754cd"/>
    </style:style>
    <style:style style:name="T82" style:family="text">
      <style:text-properties officeooo:rsid="0029fe3a"/>
    </style:style>
    <style:style style:name="T83" style:family="text">
      <style:text-properties officeooo:rsid="002ef8ad"/>
    </style:style>
    <style:style style:name="T84" style:family="text">
      <style:text-properties officeooo:rsid="0030723d"/>
    </style:style>
    <style:style style:name="T85" style:family="text">
      <style:text-properties officeooo:rsid="00319c49"/>
    </style:style>
    <style:style style:name="T86" style:family="text">
      <style:text-properties officeooo:rsid="0032e909"/>
    </style:style>
    <style:style style:name="T87" style:family="text">
      <style:text-properties officeooo:rsid="00336084"/>
    </style:style>
    <style:style style:name="T88" style:family="text">
      <style:text-properties officeooo:rsid="0033bcb4"/>
    </style:style>
    <style:style style:name="T89" style:family="text">
      <style:text-properties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Requirement:</text:p>
      <text:p text:style-name="P32"><text:span text:style-name="T84">If you use Windows,</text:span> install git, it gives you the <text:span text:style-name="T79">possibility</text:span> to add unix tool (chmod and ssh)</text:p>
      <text:p text:style-name="P34">You have to subscribe to aws if you are new to aws you can get 1 year free <text:span text:style-name="T85">tier</text:span>. You paid what you use an AMI, for example I use Ubuntu AMI GPU p3.2xlarge instance <text:span text:style-name="T83">for 4$/hour. You may ask aws to increase EC2 instances for p3 type.</text:span></text:p>
      <text:p text:style-name="P32"/>
      <text:p text:style-name="P37"><text:span text:style-name="T38">These instruction</text:span><text:span text:style-name="T39">s</text:span><text:span text:style-name="T38"> are inspired,</text:span><text:span text:style-name="T40"> reproduced</text:span><text:span text:style-name="T38"> from </text:span><text:bookmark text:name="channel-title"/><text:bookmark text:name="channel-title-container"/>Michael Galarnyk’<text:span text:style-name="T86">s</text:span> <text:span text:style-name="T86">blogs here :</text:span> https://medium.com/@GalarnykMichael/aws-ec2-part-1-creating-ec2-instance-9d7f8368f78a.</text:p>
      <text:p text:style-name="P33"><text:span text:style-name="T86">I</text:span> adapted <text:span text:style-name="T86">it </text:span>to <text:span text:style-name="T82">our</text:span> EBLSim use case.</text:p>
      <text:p text:style-name="P30">I ) aws ec2 : Part 1: create ec2 instance (linux) </text:p>
      <text:p text:style-name="P28">1) go to aws’ website.</text:p>
      <text:p text:style-name="P28">2) sign in.</text:p>
      <text:p text:style-name="P28">3) click on ec2.</text:p>
      <text:p text:style-name="P28">4) click on launch instance.</text:p>
      <text:p text:style-name="P28">5) select <text:span text:style-name="T50">Ubuntu 18.04 LTS</text:span> AMI.</text:p>
      <text:p text:style-name="P28">6) <text:span text:style-name="T4">be sure you use region and zone of disponibility. For me in France, Francfort has GPU-instance. Then select GPU instances and p3.2xlarge.</text:span></text:p>
      <text:p text:style-name="P29">7) <text:s/>configure instance details.</text:p>
      <text:p text:style-name="P29">8) add storage <text:span text:style-name="T87">because the default space-disk is not enough to donwload and install NVIDIA driver</text:span> (<text:span text:style-name="T87">16 Go or more depend your project</text:span>).</text:p>
      <text:p text:style-name="P29">9) add a tag if you want.</text:p>
      <text:p text:style-name="P29">10) launch your instance.</text:p>
      <text:p text:style-name="P29">11) create a key pair and make sure to save it somewhere safe.</text:p>
      <text:p text:style-name="P29">12) Launch the instance.</text:p>
      <text:p text:style-name="P29"/>
      <text:p text:style-name="P39">Now that your instance is launched, you need to connect to it. <text:span text:style-name="T87">Goto Part 2.</text:span></text:p>
      <text:p text:style-name="P31"/>
      <text:p text:style-name="P30"><text:span text:style-name="T47">II) </text:span>aws ec2 : Part 2 : how to ssh into ec2</text:p>
      <text:p text:style-name="P31"><text:span text:style-name="T88">1) click on running instances. </text:span><text:span text:style-name="T7">If you don’t have a running instance, please see </text:span><text:span text:style-name="T8">P</text:span><text:span text:style-name="T34">art .</text:span></text:p>
      <text:p text:style-name="P31"><text:span text:style-name="T41">2</text:span><text:span text:style-name="T37">) </text:span><text:span text:style-name="T6">Select your instance and make sure </text:span><text:span text:style-name="Strong_20_Emphasis"><text:span text:style-name="T10">your key</text:span></text:span><text:span text:style-name="T12"> </text:span><text:span text:style-name="T6">(pem file) matches your </text:span><text:span text:style-name="Strong_20_Emphasis"><text:span text:style-name="T10">key pair name</text:span></text:span></text:p>
      <text:p text:style-name="P31"><text:span text:style-name="T41">3</text:span><text:span text:style-name="T37">) </text:span><text:span text:style-name="T42">When you are in the folder where you stock your key (pem file), open a terminal (in Windows : right-click and select ‘Git bash here’). </text:span><text:span text:style-name="T6">Use the chmod command (in bold below) to make sure your private key file isn’t publicly viewable.</text:span></text:p>
      <text:p text:style-name="P31"><text:span text:style-name="Strong_20_Emphasis"><text:span text:style-name="T11">chmod 400 /path_to_key/my_key.pem</text:span></text:span><text:span text:style-name="T37"> </text:span></text:p>
      <text:p text:style-name="P31"><text:span text:style-name="T37">7) </text:span><text:bookmark text:name="1f97"/><text:span text:style-name="T36">Finally, SSH to your EC2 instance (in bold below)</text:span></text:p>
      <text:p text:style-name="P26"><text:bookmark text:name="df6b"/><text:span text:style-name="Strong_20_Emphasis"><text:span text:style-name="T48">ssh -i /path_to_key/my_key.pem user_name@public_dns_name</text:span></text:span></text:p>
      <text:h text:style-name="P42" text:outline-level="4">For us <text:span text:style-name="T53">user_name</text:span> is <text:span text:style-name="T52">ubuntu</text:span>. <text:span text:style-name="T53">public_dns_name </text:span><text:span text:style-name="T89">is your public address of aws AMI instance.</text:span></text:h>
      <text:p text:style-name="P40"><text:span text:style-name="T9"/></text:p>
      <text:p text:style-name="P40"><text:span text:style-name="T43">III) </text:span><text:span text:style-name="T44">aws ec2 : Part </text:span><text:span text:style-name="T45">3</text:span><text:span text:style-name="T44"> : </text:span><text:span text:style-name="T45">install cudatoolkit </text:span><text:span text:style-name="T46">on ec2</text:span></text:p>
      <text:p text:style-name="P1"><text:span text:style-name="T80">1) </text:span>check Ubuntu release :</text:p>
      <text:p text:style-name="P1"><text:span text:style-name="T49">lsb_release -a</text:span> will give <text:span text:style-name="T51">Ubuntu 18.04.2 LTS</text:span></text:p>
      <text:p text:style-name="P1"><text:span text:style-name="T49">uname -r</text:span> will give <text:span text:style-name="T51">4.15.0-1032-aws</text:span></text:p>
      <text:p text:style-name="P2"/>
      <text:p text:style-name="P2"><text:span text:style-name="T80">2) </text:span>check GPU :</text:p>
      <text:p text:style-name="P2"><text:span text:style-name="T49">lspci | grep -i nvidia</text:span> will give <text:span text:style-name="T51">00:1e.0 3D controller: NVIDIA Corporation GV100 [Tesla V100 SXM2] (rev a1)</text:span></text:p>
      <text:p text:style-name="P3"><text:span text:style-name="T49">uname -m &amp;&amp; cat </text:span><text:span text:style-name="T52">etc</text:span><text:span text:style-name="T58">*release</text:span><text:span text:style-name="T55"> will give more info</text:span></text:p>
      <text:p text:style-name="P8"><text:soft-page-break/></text:p>
      <text:p text:style-name="P8"><text:span text:style-name="T80">3) </text:span>update and install gcc :</text:p>
      <text:p text:style-name="P14">sudo apt update</text:p>
      <text:p text:style-name="P7"><text:span text:style-name="T55">sudo apt upgrade</text:span><text:span text:style-name="T61"> will give kernel </text:span><text:span text:style-name="T63">4.15.0-1039-aws</text:span></text:p>
      <text:p text:style-name="P14">sudo apt install build-essential</text:p>
      <text:p text:style-name="P8"/>
      <text:p text:style-name="P8"><text:span text:style-name="T80">4) </text:span>Download cudatoolkit :</text:p>
      <text:p text:style-name="P14">mkdir download</text:p>
      <text:p text:style-name="P14">cd download</text:p>
      <text:p text:style-name="P14">wget -O cuda_10.1.168_418.67_linux.run -c https://developer.nvidia.com/compute/cuda/10.1/Prod/local_installers/cuda_10.1.168_418.67_linux.run</text:p>
      <text:p text:style-name="P8"/>
      <text:p text:style-name="P9"><text:span text:style-name="T80">5) </text:span>add exec mode and install:</text:p>
      <text:p text:style-name="P15">sudo chmod +x cuda_10.1.168_418.67_linux.run</text:p>
      <text:p text:style-name="P15">sudo ./cuda_10.1.168_418.67_linux.run</text:p>
      <text:p text:style-name="P15"/>
      <text:p text:style-name="P9"><text:span text:style-name="T80">6) </text:span>wait…</text:p>
      <text:p text:style-name="P15"/>
      <text:p text:style-name="P4"><text:span text:style-name="T57">7) </text:span><text:span text:style-name="T55">delete file </text:span><text:span text:style-name="T56">to save disk space</text:span><text:span text:style-name="T55">:</text:span></text:p>
      <text:p text:style-name="P15">rm cuda_10.1.168_418.67_linux.run</text:p>
      <text:p text:style-name="P15"/>
      <text:p text:style-name="P11"><text:span text:style-name="T80">8) </text:span>add permanent path to .bashrc. If you want to learn vi, <text:span text:style-name="T67">go </text:span>here(https://kb.iu.edu/d/adxz)</text:p>
      <text:p text:style-name="P16">vi ~./bashrc</text:p>
      <text:p text:style-name="P11">add the following lines at the end of the file (input mode ‘i’ for insert ; ‘a’ for append ; <text:span text:style-name="T66">press ‘Esc’ to go back to command mode)</text:span>:</text:p>
      <text:p text:style-name="P16"># Add cuda path:</text:p>
      <text:p text:style-name="P16">export PATH=/usr/local/cuda-10.1/bin${PATH:+:${PATH}}</text:p>
      <text:p text:style-name="P16">export LD_LIBRARY_PATH=/usr/local/cuda-10.1/lib64${LD_LIBRARY_PATH:+:${LD_LIBRARY_PATH}}</text:p>
      <text:p text:style-name="P11">save and close the file (‘<text:span text:style-name="T66">Esc’ then ‘ :’ to en enter ex mode.’:w’ for write ‘:q’ for quit or ‘:wq’ for write and quit.</text:span></text:p>
      <text:p text:style-name="P12"/>
      <text:p text:style-name="P12"><text:span text:style-name="T80">9) </text:span>Run <text:span text:style-name="T49">source ~/.bashrc</text:span></text:p>
      <text:p text:style-name="P12"><text:span text:style-name="T80">10) </text:span>check <text:span text:style-name="T49">nvcc -V</text:span></text:p>
      <text:p text:style-name="P17"/>
      <text:p text:style-name="P5"><text:span text:style-name="T2">I</text:span><text:span text:style-name="T3">V</text:span><text:span text:style-name="T2">) </text:span><text:span text:style-name="T1">aws ec2 : Part </text:span><text:span text:style-name="T3">4</text:span><text:span text:style-name="T1"> : how to install anaconda on ec2</text:span></text:p>
      <text:p text:style-name="P10"><text:span text:style-name="T80">1) </text:span>download and install anaconda :</text:p>
      <text:p text:style-name="P15">wget -O Anaconda3-2019.03-Linux-x86_64.sh -c https://repo.continuum.io/archive/Anaconda3-2019.03-Linux-x86_64.sh</text:p>
      <text:p text:style-name="P27"><text:span text:style-name="Strong_20_Emphasis"><text:span text:style-name="T59">bash Anaconda3-2019.03-Linux-x86_64.sh</text:span></text:span></text:p>
      <text:p text:style-name="P27"><text:span text:style-name="Strong_20_Emphasis"><text:span text:style-name="T62">2) run : </text:span></text:span><text:span text:style-name="Strong_20_Emphasis"><text:span text:style-name="T59">source </text:span></text:span><text:span text:style-name="Strong_20_Emphasis"><text:span text:style-name="T60">~/</text:span></text:span><text:span text:style-name="Strong_20_Emphasis"><text:span text:style-name="T59">.bashrc</text:span></text:span></text:p>
      <text:p text:style-name="P6"><text:span text:style-name="T57">3) </text:span><text:span text:style-name="T55">delete file </text:span><text:span text:style-name="T56">to save disk space</text:span><text:span text:style-name="T55">: </text:span><text:span text:style-name="Strong_20_Emphasis"><text:span text:style-name="T58">rm </text:span></text:span><text:span text:style-name="Strong_20_Emphasis"><text:span text:style-name="T59">Anaconda3-2019.03-Linux-x86_64.sh</text:span></text:span></text:p>
      <text:p text:style-name="P9"><text:soft-page-break/></text:p>
      <text:h text:style-name="P24" text:outline-level="1"><text:span text:style-name="Strong_20_Emphasis"><text:span text:style-name="T19">V) </text:span></text:span><text:span text:style-name="Strong_20_Emphasis"><text:span text:style-name="T20">aws ec2 : Part </text:span></text:span><text:span text:style-name="Strong_20_Emphasis"><text:span text:style-name="T22">5</text:span></text:span><text:span text:style-name="Strong_20_Emphasis"><text:span text:style-name="T21"> :</text:span></text:span><text:span text:style-name="Strong_20_Emphasis"><text:span text:style-name="T20"> </text:span></text:span><text:span text:style-name="Strong_20_Emphasis"><text:span text:style-name="T23">Python Environment Management with Conda</text:span></text:span></text:h>
      <text:p text:style-name="P18"><text:span text:style-name="Strong_20_Emphasis"><text:span text:style-name="T28">1) i</text:span></text:span><text:span text:style-name="Strong_20_Emphasis"><text:span text:style-name="T27">nfo</text:span></text:span><text:span text:style-name="Strong_20_Emphasis"><text:span text:style-name="T24"> environment</text:span></text:span><text:span text:style-name="Strong_20_Emphasis"><text:span text:style-name="T27">s</text:span></text:span><text:span text:style-name="Strong_20_Emphasis"><text:span text:style-name="T24"> : </text:span></text:span><text:span text:style-name="Strong_20_Emphasis"><text:span text:style-name="T29">conda info --envs</text:span></text:span></text:p>
      <text:p text:style-name="P18"><text:span text:style-name="Strong_20_Emphasis"><text:span text:style-name="T24"/></text:span></text:p>
      <text:p text:style-name="P21"><text:span text:style-name="Strong_20_Emphasis"><text:span text:style-name="T28">2) </text:span></text:span><text:span text:style-name="Strong_20_Emphasis"><text:span text:style-name="T26">create new env : ‘</text:span></text:span><text:span text:style-name="Strong_20_Emphasis"><text:span text:style-name="T32">eblsim </text:span></text:span><text:span text:style-name="Strong_20_Emphasis"><text:span text:style-name="T26">‘ </text:span></text:span><text:span text:style-name="Strong_20_Emphasis"><text:span text:style-name="T27">with python 3.6 </text:span></text:span><text:span text:style-name="Strong_20_Emphasis"><text:span text:style-name="T26">: </text:span></text:span><text:span text:style-name="Strong_20_Emphasis"><text:span text:style-name="T31">conda create -n eblsim python=3.6 anaconda</text:span></text:span></text:p>
      <text:p text:style-name="P21"><text:span text:style-name="Strong_20_Emphasis"><text:span text:style-name="T26"/></text:span></text:p>
      <text:p text:style-name="P21"><text:span text:style-name="Strong_20_Emphasis"><text:span text:style-name="T26">activate ‘</text:span></text:span><text:span text:style-name="Strong_20_Emphasis"><text:span text:style-name="T32">eblsim’ </text:span></text:span><text:span text:style-name="Strong_20_Emphasis"><text:span text:style-name="T26">: c</text:span></text:span><text:span text:style-name="Strong_20_Emphasis"><text:span text:style-name="T31">onda activate eblsim</text:span></text:span></text:p>
      <text:p text:style-name="P21"><text:span text:style-name="Strong_20_Emphasis"><text:span text:style-name="T24"/></text:span></text:p>
      <text:p text:style-name="P18"><text:span text:style-name="Strong_20_Emphasis"><text:span text:style-name="T28">3) </text:span></text:span><text:span text:style-name="Strong_20_Emphasis"><text:span text:style-name="T24">check </text:span></text:span><text:span text:style-name="Strong_20_Emphasis"><text:span text:style-name="T29">: conda info --envs</text:span></text:span></text:p>
      <text:p text:style-name="P18"><text:span text:style-name="Strong_20_Emphasis"><text:span text:style-name="T24"/></text:span></text:p>
      <text:p text:style-name="P22"><text:span text:style-name="Strong_20_Emphasis"><text:span text:style-name="T28">4) </text:span></text:span><text:span text:style-name="Strong_20_Emphasis"><text:span text:style-name="T24">activating ‘</text:span></text:span><text:span text:style-name="Strong_20_Emphasis"><text:span text:style-name="T32">eblsim </text:span></text:span><text:span text:style-name="Strong_20_Emphasis"><text:span text:style-name="T24">’ env : </text:span></text:span><text:span text:style-name="Strong_20_Emphasis"><text:span text:style-name="T29">conda activate </text:span></text:span><text:span text:style-name="Strong_20_Emphasis"><text:span text:style-name="T31">eblsim</text:span></text:span></text:p>
      <text:p text:style-name="P19"><text:span text:style-name="Strong_20_Emphasis"><text:span text:style-name="T25">(note : for deactivate : conda deactivate)</text:span></text:span></text:p>
      <text:p text:style-name="P18"><text:span text:style-name="Strong_20_Emphasis"><text:span text:style-name="T24"/></text:span></text:p>
      <text:p text:style-name="P22"><text:span text:style-name="Strong_20_Emphasis"><text:span text:style-name="T28">5) </text:span></text:span><text:span text:style-name="Strong_20_Emphasis"><text:span text:style-name="T24">install dependancies :</text:span></text:span></text:p>
      <text:p text:style-name="P22"><text:span text:style-name="Strong_20_Emphasis"><text:span text:style-name="T29">conda install numpy scipy matplotlib ipython jupyter pandas sympy nose pytest cudatoolkit pyculib imageio pyqtgraph</text:span></text:span></text:p>
      <text:p text:style-name="P20"><text:span text:style-name="Strong_20_Emphasis"><text:span text:style-name="T30"/></text:span></text:p>
      <text:p text:style-name="P20"><text:span text:style-name="Strong_20_Emphasis"><text:span text:style-name="T30">pip install PyOpenGL PyOpenGL_accelerate</text:span></text:span></text:p>
      <text:p text:style-name="P20"><text:span text:style-name="Strong_20_Emphasis"><text:span text:style-name="T30">pip install pycuda</text:span></text:span></text:p>
      <text:p text:style-name="P18"><text:span text:style-name="Strong_20_Emphasis"><text:span text:style-name="T29">pip install scikit-cuda</text:span></text:span></text:p>
      <text:h text:style-name="P25" text:outline-level="1"><text:span text:style-name="Strong_20_Emphasis"><text:span text:style-name="T15"/></text:span></text:h>
      <text:h text:style-name="P25" text:outline-level="1"><text:span text:style-name="Strong_20_Emphasis"><text:span text:style-name="T15">VI) </text:span></text:span><text:span text:style-name="Strong_20_Emphasis"><text:span text:style-name="T16">aws ec2 : Part </text:span></text:span><text:span text:style-name="Strong_20_Emphasis"><text:span text:style-name="T18">6</text:span></text:span><text:span text:style-name="Strong_20_Emphasis"><text:span text:style-name="T17"> :</text:span></text:span><text:span text:style-name="Strong_20_Emphasis"><text:span text:style-name="T16"> s</text:span></text:span><text:span text:style-name="Strong_20_Emphasis"><text:span text:style-name="T14">etup and use Jupyter (IPython) Notebooks</text:span></text:span></text:h>
      <text:p text:style-name="P13"><text:span text:style-name="T81">1) s</text:span>tart notebook in the first terminal : <text:span text:style-name="Source_20_Text"><text:span text:style-name="T13">jupyter notebook --no-browser --port=8888</text:span></text:span></text:p>
      <text:p text:style-name="P13"><text:span text:style-name="T81">2) </text:span>open 2nd terminal and ssh to enter : <text:span text:style-name="Strong_20_Emphasis"><text:span text:style-name="T48">ssh -i /path_to_key/my_key.pem -L 8000:localhost:8888 <text:s/></text:span></text:span><text:a xlink:type="simple" xlink:href="mailto:user_name@public_dns_name" text:style-name="Internet_20_link" text:visited-style-name="Visited_20_Internet_20_Link"><text:span text:style-name="Strong_20_Emphasis"><text:span text:style-name="T48">user_name@public_dns_name</text:span></text:span></text:a></text:p>
      <text:p text:style-name="P13"><text:span text:style-name="Strong_20_Emphasis"><text:span text:style-name="T72">3) </text:span></text:span><text:span text:style-name="Strong_20_Emphasis"><text:span text:style-name="T70">type </text:span></text:span><text:span text:style-name="Strong_20_Emphasis"><text:span text:style-name="T68">in browser </text:span></text:span><text:span text:style-name="Strong_20_Emphasis"><text:span text:style-name="T70">addresse </text:span></text:span><text:span text:style-name="Strong_20_Emphasis"><text:span text:style-name="T71">box</text:span></text:span><text:span text:style-name="Strong_20_Emphasis"><text:span text:style-name="T70"> </text:span></text:span><text:span text:style-name="Strong_20_Emphasis"><text:span text:style-name="T68">: </text:span></text:span><text:span text:style-name="Strong_20_Emphasis"><text:span text:style-name="T49">localhost:8000</text:span></text:span></text:p>
      <text:p text:style-name="P13"><text:span text:style-name="Strong_20_Emphasis"><text:span text:style-name="T72">4) </text:span></text:span><text:span text:style-name="Strong_20_Emphasis"><text:span text:style-name="T68">enter token key, </text:span></text:span><text:span text:style-name="Strong_20_Emphasis"><text:span text:style-name="T69">the short one (red marked) :</text:span></text:span></text:p>
      <text:p text:style-name="P35"/>
      <text:p text:style-name="P36"><text:span text:style-name="T73"><text:tab/></text:span><text:span text:style-name="T75">The Jupyter Notebook is running at:</text:span></text:p>
      <text:p text:style-name="P13"><text:span text:style-name="Strong_20_Emphasis"><text:span text:style-name="T74">[I 15:47:24.846 NotebookApp]</text:span></text:span><text:span text:style-name="Strong_20_Emphasis"><text:span text:style-name="T76"> </text:span></text:span><text:a xlink:type="simple" xlink:href="http://localhost:8889/?token=f5f023192bb8387c0cba4808247902c2b97ceff7be4dd52b" text:style-name="Internet_20_link" text:visited-style-name="Visited_20_Internet_20_Link"><text:span text:style-name="Strong_20_Emphasis">http://localhost:888</text:span></text:a><text:a xlink:type="simple" xlink:href="http://localhost:8889/?token=f5f023192bb8387c0cba4808247902c2b97ceff7be4dd52b" text:style-name="Internet_20_link" text:visited-style-name="Visited_20_Internet_20_Link"><text:span text:style-name="Strong_20_Emphasis"><text:span text:style-name="T78">8</text:span></text:span></text:a><text:a xlink:type="simple" xlink:href="http://localhost:8889/?token=f5f023192bb8387c0cba4808247902c2b97ceff7be4dd52b" text:style-name="Internet_20_link" text:visited-style-name="Visited_20_Internet_20_Link"><text:span text:style-name="Strong_20_Emphasis">/?token=</text:span></text:a><text:a xlink:type="simple" xlink:href="http://localhost:8889/?token=f5f023192bb8387c0cba4808247902c2b97ceff7be4dd52b" text:style-name="Internet_20_link" text:visited-style-name="Visited_20_Internet_20_Link"><text:span text:style-name="Strong_20_Emphasis"><text:span text:style-name="T77">f5f023192bb8387c0cba4808247902c2b97ceff7be4dd52b</text:span></text:span></text:a></text:p>
      <text:p text:style-name="P23"><text:span text:style-name="Strong_20_Emphasis"><text:span text:style-name="T2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dium-content-sans-serif-font" svg:font-family="medium-content-sans-serif-font, apple-system, BlinkMacSystemFont, 'Segoe UI', Roboto, Oxygen, Ubuntu, Cantarell, 'Open Sans', 'Helvetica Neue', sans-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20:24:33.292000000</meta:creation-date>
    <dc:date>2019-06-04T11:42:04.573006576</dc:date>
    <meta:editing-duration>PT6H19M49S</meta:editing-duration>
    <meta:editing-cycles>44</meta:editing-cycles>
    <meta:generator>LibreOffice/6.0.7.3$Linux_X86_64 LibreOffice_project/00m0$Build-3</meta:generator>
    <meta:document-statistic meta:table-count="0" meta:image-count="0" meta:object-count="0" meta:page-count="3" meta:paragraph-count="82" meta:word-count="737" meta:character-count="4674" meta:non-whitespace-character-count="4018"/>
  </office:meta>
</office:document-meta>
</file>